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6/11/2021</text:span></text:p>
      <text:p text:style-name="P9"/>
      <text:p text:style-name="P10">RECIBI CONFORME</text:p>
      <text:p text:style-name="P9"/>
      <text:p text:style-name="P11">CLIENTE: AYBAR PEVE FRANCISCO RUDENCIO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ALVAREZ GOMEZ, CARLOS RAFAEL</text:span></text:p>
      <text:p text:style-name="P5">Recojo: <text:span text:style-name="T3">AYBAR PEVE FRANCISCO RUDENCIO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0:53:1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